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style:font-name="Source Sans Pro Light" fo:font-size="16pt" fo:font-weight="normal" officeooo:rsid="001d073d" officeooo:paragraph-rsid="001d073d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Source Sans Pro Light" fo:font-size="12pt" fo:font-weight="normal" officeooo:rsid="001d073d" officeooo:paragraph-rsid="001d073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Source Sans Pro Light" fo:font-size="12pt" fo:font-weight="normal" officeooo:rsid="001fa6fa" officeooo:paragraph-rsid="001fa6f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Source Sans Pro Light" fo:font-size="12pt" fo:font-weight="normal" officeooo:rsid="001fa6fa" officeooo:paragraph-rsid="001fa6fa" style:font-size-asian="10.5pt" style:font-weight-asian="normal" style:font-size-complex="12pt" style:font-weight-complex="normal"/>
    </style:style>
    <style:style style:name="T1" style:family="text">
      <style:text-properties officeooo:rsid="001e6610"/>
    </style:style>
    <style:style style:name="T2" style:family="text">
      <style:text-properties officeooo:rsid="00218d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matic Gene Integration and Optimization</text:p>
      <text:p text:style-name="P1"/>
      <text:p text:style-name="P2">Objective: To automatically and Intelligently integrate links into the core and optimize <text:span text:style-name="T2">reaction nodes</text:span> in order to achieve the standard conditions of network flow for the gene and phenotypes <text:span text:style-name="T1">of interest</text:span>.</text:p>
      <text:p text:style-name="P2"/>
      <text:p text:style-name="P2">Background: Integration of gene consists of incorporating new species into the model, <text:span text:style-name="T1">adding “upstream” regulations such as transcription, post-translational-modification and defining pathway specific mechanisms of activation and “downstream” regulation on other species in the core. Optimization of a gene or a pathway is the process of strategically controlling and/or channelizing the effect of <text:s/>gene within the network to achieve the desired effect on downstream markers and phenotypes as specified by scientific literature. ***other Stuff***</text:span></text:p>
      <text:p text:style-name="P2"/>
      <text:p text:style-name="P3">Overall Process Flow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LGC Sans" style:font-size-asian="10.5pt" style:language-asian="zh" style:country-asian="CN" style:font-name-complex="DejaVu LGC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0.5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12:38:06.609506843</meta:creation-date>
    <dc:date>2016-06-18T13:29:17.546424022</dc:date>
    <meta:editing-duration>PT20M4S</meta:editing-duration>
    <meta:editing-cycles>4</meta:editing-cycles>
    <meta:generator>LibreOffice/4.4.4.3$Linux_x86 LibreOffice_project/2c39ebcf046445232b798108aa8a7e7d89552ea8</meta:generator>
    <meta:document-statistic meta:table-count="0" meta:image-count="0" meta:object-count="0" meta:page-count="1" meta:paragraph-count="4" meta:word-count="113" meta:character-count="813" meta:non-whitespace-character-count="703"/>
  </office:meta>
</office:document-meta>
</file>